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1" svg:font-family="Free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fefbe" officeooo:paragraph-rsid="000fefbe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fefbe" officeooo:paragraph-rsid="000fefbe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25885" officeooo:paragraph-rsid="00125885" style:font-size-asian="10.5pt" style:font-weight-asian="normal" style:font-size-complex="12pt" style:font-weight-complex="normal"/>
    </style:style>
    <style:style style:name="P4" style:family="paragraph" style:parent-style-name="Standard">
      <style:text-properties officeooo:rsid="000fefbe" officeooo:paragraph-rsid="000fefbe"/>
    </style:style>
    <style:style style:name="P5" style:family="paragraph" style:parent-style-name="Standard">
      <style:text-properties fo:font-size="9pt" fo:font-weight="normal" officeooo:rsid="00267344" officeooo:paragraph-rsid="00267344" style:font-size-asian="9pt" style:font-weight-asian="normal" style:font-size-complex="9pt" style:font-weight-complex="normal"/>
    </style:style>
    <style:style style:name="P6" style:family="paragraph" style:parent-style-name="Standard" style:list-style-name="L1">
      <style:text-properties fo:font-size="12pt" fo:font-weight="normal" officeooo:rsid="00152948" officeooo:paragraph-rsid="0026bebc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text-properties fo:font-size="12pt" fo:font-weight="normal" officeooo:rsid="000fefbe" officeooo:paragraph-rsid="000fefbe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fo:font-weight="normal" officeooo:rsid="000fefbe" officeooo:paragraph-rsid="00271af8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fo:font-weight="normal" officeooo:rsid="00125885" officeooo:paragraph-rsid="00271af8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fo:font-weight="normal" officeooo:rsid="0013dd19" officeooo:paragraph-rsid="00271af8" style:font-size-asian="10.5pt" style:font-weight-asian="normal" style:font-size-complex="12pt" style:font-weight-complex="normal"/>
    </style:style>
    <style:style style:name="T1" style:family="text">
      <style:text-properties fo:font-weight="bold" officeooo:rsid="00114a60" style:font-weight-asian="bold" style:font-weight-complex="bold"/>
    </style:style>
    <style:style style:name="T2" style:family="text">
      <style:text-properties fo:font-weight="bold" officeooo:rsid="00267344" style:font-weight-asian="bold" style:font-weight-complex="bold"/>
    </style:style>
    <style:style style:name="T3" style:family="text">
      <style:text-properties officeooo:rsid="00114a60"/>
    </style:style>
    <style:style style:name="T4" style:family="text">
      <style:text-properties officeooo:rsid="00125885"/>
    </style:style>
    <style:style style:name="T5" style:family="text">
      <style:text-properties officeooo:rsid="0013dd19"/>
    </style:style>
    <style:style style:name="T6" style:family="text">
      <style:text-properties officeooo:rsid="00166c15"/>
    </style:style>
    <style:style style:name="T7" style:family="text">
      <style:text-properties officeooo:rsid="00177627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67344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67344" style:font-size-asian="14pt" style:font-weight-asian="bold" style:font-size-complex="14pt" style:font-weight-complex="bold"/>
    </style:style>
    <style:style style:name="T12" style:family="text">
      <style:text-properties officeooo:rsid="00267f12"/>
    </style:style>
    <style:style style:name="T13" style:family="text">
      <style:text-properties officeooo:rsid="0026bebc"/>
    </style:style>
    <style:style style:name="T14" style:family="text">
      <style:text-properties officeooo:rsid="00271af8"/>
    </style:style>
    <style:style style:name="T15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0">How to </text:span><text:span text:style-name="T11">Create a Master Document with a ToC</text:span></text:p>
      <text:p text:style-name="P1"/>
      <text:p text:style-name="P2">These steps <text:span text:style-name="T13">concern the creation of</text:span> the mxum.<text:span text:style-name="T13">pdf file for each new version.</text:span></text:p>
      <text:p text:style-name="P2"/>
      <text:list xml:id="list4007727744" text:style-name="L1">
        <text:list-item>
          <text:p text:style-name="P7">Load mxum.odm <text:s/><text:span text:style-name="T7">C</text:span>heck text to see that all images are showing and sections in the correct sequence. <text:s/><text:span text:style-name="T7">Drag files in the navigator if needed.</text:span></text:p>
        </text:list-item>
        <text:list-item>
          <text:p text:style-name="P8"><text:span text:style-name="T15">Export</text:span><text:span text:style-name="T8"> </text:span>this file as an odt <text:s text:c="3"/></text:p>
        </text:list-item>
        <text:list-item>
          <text:p text:style-name="P8">Open the <text:span text:style-name="T14">mxum.</text:span>odt file. <text:span text:style-name="T4">Note that it is is still sectioned.</text:span></text:p>
        </text:list-item>
        <text:list-item>
          <text:p text:style-name="P8">Click <text:s/>Tools &gt; <text:span text:style-name="T9">Chapter</text:span> numbering. <text:s/><text:span text:style-name="T3">I</text:span>n the popup, set <text:span text:style-name="T2">Paragraph Style</text:span><text:span text:style-name="T9"> </text:span>to Heading 1.</text:p>
        </text:list-item>
        <text:list-item>
          <text:p text:style-name="P8">Click Format &gt; Section<text:span text:style-name="T12">s</text:span>. <text:s/><text:span text:style-name="T3">In the popup, select each section in the left side list, then click </text:span><text:span text:style-name="T1">Remove.</text:span></text:p>
          <text:list>
            <text:list-item>
              <text:p text:style-name="P8"><text:span text:style-name="T14">This action makes the odt a single file. <text:s/></text:span></text:p>
            </text:list-item>
            <text:list-item>
              <text:p text:style-name="P8"><text:span text:style-name="T14">If it is write-protected, change by unchecking</text:span> <text:span text:style-name="T4">the Protected box.</text:span></text:p>
            </text:list-item>
          </text:list>
        </text:list-item>
        <text:list-item>
          <text:p text:style-name="P9">Click Insert &gt; Table of Contents and Index &gt; Table of Contents or Index. In the popup, <text:span text:style-name="T5">see<text:line-break/> that Title and Type are correct and that Index is for entire document. <text:s/>Set Level to 1. <text:s/></text:span></text:p>
          <text:list>
            <text:list-item>
              <text:p text:style-name="P9"><text:span text:style-name="T14">If TOC is write-protected, uncheck the box.</text:span></text:p>
            </text:list-item>
            <text:list-item>
              <text:p text:style-name="P9"><text:span text:style-name="T5">Adjust ToC's location on page if necessary.<text:tab/></text:span></text:p>
            </text:list-item>
          </text:list>
        </text:list-item>
        <text:list-item>
          <text:p text:style-name="P10"><text:span text:style-name="T12">Center the title ”Table of Contents.” </text:span></text:p>
        </text:list-item>
        <text:list-item>
          <text:p text:style-name="P10"><text:span text:style-name="T14">Carefully highlight just the ToC contents, right-click &gt; Paragraph. Add 1” indent before and after. </text:span></text:p>
        </text:list-item>
        <text:list-item>
          <text:p text:style-name="P6"><text:span text:style-name="T12">Change version date on Title page.</text:span></text:p>
        </text:list-item>
        <text:list-item>
          <text:p text:style-name="P6">Save fil<text:span text:style-name="T6">e, <text:s/>export as PDF.</text:span></text:p>
        </text:list-item>
      </text:list>
      <text:p text:style-name="P3"/>
      <text:p text:style-name="P3"/>
      <text:p text:style-name="P5">v. 201711<text:span text:style-name="T13">20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1" svg:font-family="Free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WenQuanYi Micro Hei" style:font-size-asian="10.5pt" style:language-asian="zh" style:country-asian="CN" style:font-name-complex="FreeSerif" style:font-size-complex="12pt" style:language-complex="ur" style:country-complex="PK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r" fo:country="HR" style:letter-kerning="true" style:font-name-asian="WenQuanYi Micro Hei" style:font-size-asian="10.5pt" style:language-asian="zh" style:country-asian="CN" style:font-name-complex="FreeSerif" style:font-size-complex="12pt" style:language-complex="ur" style:country-complex="P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erif1" style:font-family-complex="FreeSerif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erif1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1" style:font-family-complex="FreeSerif" style:font-family-generic-complex="roman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3:16:33.839334833</meta:creation-date>
    <meta:generator>LibreOffice/5.4.2.2$Linux_X86_64 LibreOffice_project/22b09f6418e8c2d508a9eaf86b2399209b0990f4</meta:generator>
    <dc:date>2017-11-20T08:40:35.848041522</dc:date>
    <meta:editing-duration>PT1H1M22S</meta:editing-duration>
    <meta:editing-cycles>18</meta:editing-cycles>
    <meta:document-statistic meta:table-count="0" meta:image-count="0" meta:object-count="0" meta:page-count="1" meta:paragraph-count="17" meta:word-count="210" meta:character-count="1140" meta:non-whitespace-character-count="942"/>
  </office:meta>
</office:document-meta>
</file>